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03000000030C69C7D8C0F1EF63A.png" manifest:media-type="image/png"/>
  <manifest:file-entry manifest:full-path="Pictures/100000010000003000000030801F7C20BD010B1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2" style:family="table">
      <style:table-properties style:width="17cm" table:align="margins" style:writing-mode="lr-tb"/>
    </style:style>
    <style:style style:name="Tabla2.A" style:family="table-column">
      <style:table-column-properties style:column-width="1.508cm" style:rel-column-width="5814*"/>
    </style:style>
    <style:style style:name="Tabla2.B" style:family="table-column">
      <style:table-column-properties style:column-width="15.492cm" style:rel-column-width="59721*"/>
    </style:style>
    <style:style style:name="Tabla2.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2.B1" style:family="table-cell">
      <style:table-cell-properties style:vertical-align="middle" fo:padding="0.097cm" fo:border="0.05pt solid #999999"/>
    </style:style>
    <style:style style:name="P1" style:family="paragraph" style:parent-style-name="Footer">
      <style:paragraph-properties fo:text-align="end" style:justify-single-word="false"/>
    </style:style>
    <style:style style:name="P2" style:family="paragraph" style:parent-style-name="Standard">
      <style:text-properties officeooo:paragraph-rsid="004e8856"/>
    </style:style>
    <style:style style:name="P3" style:family="paragraph" style:parent-style-name="Standard">
      <style:text-properties officeooo:paragraph-rsid="0056b003"/>
    </style:style>
    <style:style style:name="P4" style:family="paragraph" style:parent-style-name="Text_20_body">
      <style:text-properties officeooo:rsid="005df035" officeooo:paragraph-rsid="005eee33"/>
    </style:style>
    <style:style style:name="P5" style:family="paragraph" style:parent-style-name="Text_20_body">
      <style:text-properties officeooo:paragraph-rsid="005eee33"/>
    </style:style>
    <style:style style:name="P6" style:family="paragraph" style:parent-style-name="Text_20_body">
      <style:text-properties fo:font-weight="bold" officeooo:rsid="005eee33" officeooo:paragraph-rsid="005eee33" style:font-weight-asian="bold" style:font-weight-complex="bold"/>
    </style:style>
    <style:style style:name="P7" style:family="paragraph" style:parent-style-name="Standard">
      <style:text-properties officeooo:paragraph-rsid="004d71a0"/>
    </style:style>
    <style:style style:name="P8"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style>
    <style:style style:name="P9"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officeooo:paragraph-rsid="004e8856"/>
    </style:style>
    <style:style style:name="P10" style:family="paragraph" style:parent-style-name="Table_20_Contents">
      <style:paragraph-properties fo:margin-left="0cm" fo:margin-right="0cm" fo:text-indent="0cm" style:auto-text-indent="false"/>
    </style:style>
    <style:style style:name="P11" style:family="paragraph" style:parent-style-name="Text_20_body">
      <style:text-properties officeooo:rsid="004f23dc" officeooo:paragraph-rsid="005eee33"/>
    </style:style>
    <style:style style:name="T1" style:family="text">
      <style:text-properties fo:font-weight="bold" style:font-weight-asian="bold" style:font-weight-complex="bold"/>
    </style:style>
    <style:style style:name="T2" style:family="text">
      <style:text-properties fo:font-weight="bold" officeooo:rsid="005a06a0" style:font-weight-asian="bold" style:font-weight-complex="bold"/>
    </style:style>
    <style:style style:name="T3" style:family="text">
      <style:text-properties fo:font-weight="bold" officeooo:rsid="0063a274" style:font-weight-asian="bold" style:font-weight-complex="bold"/>
    </style:style>
    <style:style style:name="T4" style:family="text">
      <style:text-properties officeooo:rsid="006170e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table-cell table:style-name="Tabla1.A1" office:value-type="string">
            <text:p text:style-name="P8"><draw:frame draw:style-name="fr1" draw:name="graphics69" text:anchor-type="as-char" svg:width="1.27cm" svg:height="1.27cm" draw:z-index="0"><draw:image xlink:href="Pictures/100000010000003000000030C69C7D8C0F1EF63A.png" xlink:type="simple" xlink:show="embed" xlink:actuate="onLoad" draw:mime-type="image/png"/></draw:frame></text:p>
          </table:table-cell>
          <table:table-cell table:style-name="Tabla1.B1" office:value-type="string">
            <text:p text:style-name="P10"><text:span text:style-name="T2">Apelidos, Nome:</text:span><text:span text:style-name="T1"> </text:span><text:span text:style-name="T3">Iglesias Nieto, Rodrigo</text:span></text:p>
          </table:table-cell>
        </table:table-row>
      </table:table>
      <text:p text:style-name="Standard"/>
      <text:p text:style-name="P7"/>
      <text:p text:style-name="P2"/>
      <table:table table:name="Tabla2" table:style-name="Tabla2">
        <table:table-column table:style-name="Tabla2.A"/>
        <table:table-column table:style-name="Tabla2.B"/>
        <table:table-row>
          <table:table-cell table:style-name="Tabla2.A1" office:value-type="string">
            <text:p text:style-name="P9"><draw:frame draw:style-name="fr1" draw:name="Imagen4" text:anchor-type="as-char" svg:width="1.099cm" svg:height="1.099cm" draw:z-index="1"><draw:image xlink:href="Pictures/100000010000003000000030801F7C20BD010B1C.png" xlink:type="simple" xlink:show="embed" xlink:actuate="onLoad" draw:mime-type="image/png"/></draw:frame></text:p>
          </table:table-cell>
          <table:table-cell table:style-name="Tabla2.B1" office:value-type="string">
            <text:p text:style-name="P11">1. A partir do seguinte caso práctico dunha empresa que se dedica á venda por internet de material informático e de portátiles a medida, busca polo menos sete referencias á utilización do seu sistema de xestión ERP. Ademais, razoa, polo menos, dúas vantaxes ou beneficios das que goza a empresa por usar un sistema ERP.</text:p>
            <text:p text:style-name="P5"/>
            <text:p text:style-name="P6"><text:span text:style-name="T4">Caso de estudio</text:span>:</text:p>
            <text:p text:style-name="P4">O proceso de venda da empresa empeza coa recepción dun pedido desde a Web. Se ao introducir os datos, o sistema infórmanos de que se pasou o crédito, infórmaselle ao cliente e acórdase que este pedido servirase contra-reembolso. Reflectímolo no pedido.</text:p>
            <text:p text:style-name="P4">Se o primeiro artigo está en existencias, asignámolo a este pedido ao momento, pero se o segundo corresponde a un "artigo configurado", entón este tipo de artigo xera as instrucións de fabricación segundo as características que quere o cliente (tamaño, cor, prestacións, #etc) sen necesidade de dar un novo código cada vez. Por último, o terceiro artigo é un artigo de compra-venda e non temos existencias. O sistema proponnos xerar un pedido de compra, pero nós declinamos esta proposta para poder realizar un pedido conxunto ao provedor a final de semana. O pedido queda listo para ser servido cando todo o material estea dispoñible.</text:p>
            <text:p text:style-name="P4">Debido a este pedido, é posible que os niveis de existencias xerasen algunha proposta de compra de materia prima ou fabricación de produtos semielaborados. Descubrimos que existe unha proposta de fabricaciónde 50 unidades. Comprobamos desde alí mesmo a dispoñibilidade de todos os materiais para a data requirida, así como dispoñibilidade de capacidade en horas por grupo de planificación. O sistema infórmanos de que existe unha situación de saturación a 2 semanas vista. Xórdenos a dúbida de atrasar o pedido ou xestionar con produción unha quenda especial para o pedido deste produto. Finalmente optamos por atrasar unha semana a fabricación. Convertemos automaticamente a proposta en orde de fabricación. No Departamento Comercial poderán mandar a confirmación do pedido coa nova data de entrega.</text:p>
            <text:p text:style-name="P4">Nas propostas de compra convertemos varias propostas dun provedor nun só pedido. Os prezos e condicións recupéranse automaticamente e o sistema avísanos de que debemos renovar un acordo dun artigo co provedor. Se existen erros estes son indicados. Se algún artigo require de control de calidade, pode <text:soft-page-break/>indicarse.</text:p>
            <text:p text:style-name="P4">As instrucións de fabricación saen con toda a información necesaria para evitar erros. Os operarios reportan, grazas ao código de barras dos boletíns de traballo, o inicio, o final e a cantidade producida en cada operación. Esta información convértese en custo, custo que é comparado co estándar e alértanos de desviacións. Esta información é a base para abonar unha curmá de produción aos operarios. Nos plans de traballo vemos en todo momento a situación real da produción. Unha rápida ollada á pantalla permítenos coñecer aquelas operacións que están listas para ser efectuadas. A unidade de co-clasificación permítenos xuntar varias ordenes de fabricación para evitar cambios innecesarios de útiles, cambios de materias primas etc.</text:p>
            <text:p text:style-name="P4">As facturas que recibimos coordínanse coas entregas dos provedores e en función do tipo de produto, ou clase etc., o sistema proponnos a conta contable á que se cargará a compra. O sistema permítenos establecer a política de seguimento de cobranzas a realizar para cada cliente.</text:p>
          </table:table-cell>
        </table:table-row>
      </table:table>
      <text:p text:style-name="P2"/>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Arial" fo:font-size="12pt" fo:language="gl" fo:country="ES"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gl" fo:country="ES"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9-09-18T19:00:54.212747558</meta:creation-date>
    <dc:date>2023-09-20T19:38:40.208000000</dc:date>
    <meta:editing-duration>PT8H47M12S</meta:editing-duration>
    <meta:editing-cycles>152</meta:editing-cycles>
    <meta:generator>LibreOffice/7.5.3.2$Windows_X86_64 LibreOffice_project/9f56dff12ba03b9acd7730a5a481eea045e468f3</meta:generator>
    <meta:document-statistic meta:table-count="2" meta:image-count="2" meta:object-count="0" meta:page-count="2" meta:paragraph-count="12" meta:word-count="537" meta:character-count="3386" meta:non-whitespace-character-count="2859"/>
  </office:meta>
</office:document-meta>
</file>